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1">
      <style:text-properties style:font-name="Calibri" officeooo:rsid="001fa421" officeooo:paragraph-rsid="001fa421"/>
    </style:style>
    <style:style style:name="P6" style:family="paragraph" style:parent-style-name="Standard" style:list-style-name="L2">
      <style:text-properties style:font-name="Calibri"/>
    </style:style>
    <style:style style:name="P7" style:family="paragraph" style:parent-style-name="Standard" style:list-style-name="L2">
      <style:text-properties style:font-name="Calibri" officeooo:rsid="001fa421" officeooo:paragraph-rsid="001fa421"/>
    </style:style>
    <style:style style:name="P8" style:family="paragraph" style:parent-style-name="Standard" style:list-style-name="L3">
      <style:text-properties style:font-name="Calibri" fo:font-size="12pt" fo:font-weight="normal" officeooo:rsid="001fa421" officeooo:paragraph-rsid="001fa421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20bdca"/>
    </style:style>
    <style:style style:name="P12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1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19a62" officeooo:paragraph-rsid="00219a6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2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19a62" officeooo:paragraph-rsid="00219a62" style:font-size-asian="12pt" style:font-size-complex="12pt"/>
    </style:style>
    <style:style style:name="P2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left="2.501cm" fo:text-indent="-0.635cm" style:auto-text-indent="false"/>
      <style:text-properties officeooo:paragraph-rsid="00219a62"/>
    </style:style>
    <style:style style:name="P25" style:family="paragraph" style:parent-style-name="Standard">
      <style:text-properties officeooo:paragraph-rsid="00219a62"/>
    </style:style>
    <style:style style:name="P26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Calibri" officeooo:paragraph-rsid="00219a62"/>
    </style:style>
    <style:style style:name="P28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21f51" officeooo:paragraph-rsid="00221f51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21f51" officeooo:paragraph-rsid="00221f51" style:font-size-asian="12pt" style:font-size-complex="12pt"/>
    </style:style>
    <style:style style:name="P31" style:family="paragraph" style:parent-style-name="Standard">
      <style:text-properties style:font-name="Calibri" fo:font-size="12pt" fo:font-weight="normal" officeooo:rsid="0020bdca" officeooo:paragraph-rsid="00221f5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21f51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21f51" officeooo:paragraph-rsid="00221f51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0bdca" officeooo:paragraph-rsid="00221f5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2pt" officeooo:rsid="0020bdca" officeooo:paragraph-rsid="00221f5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2pt" officeooo:rsid="00221f51" officeooo:paragraph-rsid="00221f51" style:font-size-asian="12pt" style:font-size-complex="12pt"/>
    </style:style>
    <style:style style:name="P3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21f51" style:font-size-asian="10.5pt" style:font-weight-asian="normal" style:font-size-complex="12pt" style:font-weight-complex="normal"/>
    </style:style>
    <style:style style:name="P38" style:family="paragraph" style:parent-style-name="Standard" style:list-style-name="L5">
      <style:text-properties style:font-name="Calibri" fo:font-size="12pt" fo:font-weight="normal" officeooo:rsid="00221f51" officeooo:paragraph-rsid="00221f51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text-properties style:font-name="Calibri" fo:font-size="12pt" fo:font-weight="normal" officeooo:rsid="00224f98" officeooo:paragraph-rsid="00224f98" style:font-size-asian="10.5pt" style:font-weight-asian="normal" style:font-size-complex="12pt" style:font-weight-complex="normal"/>
    </style:style>
    <style:style style:name="T1" style:family="text">
      <style:text-properties officeooo:rsid="001fa421"/>
    </style:style>
    <style:style style:name="T2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style="italic" fo:font-weight="normal" officeooo:rsid="0020bdca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0221f5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19a62"/>
    </style:style>
    <style:style style:name="T7" style:family="text">
      <style:text-properties fo:font-style="italic" officeooo:rsid="00219a62" style:font-style-asian="italic" style:font-style-complex="italic"/>
    </style:style>
    <style:style style:name="T8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10" style:family="text">
      <style:text-properties fo:font-size="12pt" fo:font-style="italic" fo:font-weight="normal" officeooo:rsid="00221f51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weight="normal" officeooo:rsid="00219a62" style:font-size-asian="12pt" style:font-weight-asian="normal" style:font-size-complex="12pt" style:font-weight-complex="normal"/>
    </style:style>
    <style:style style:name="T12" style:family="text">
      <style:text-properties fo:font-style="italic" officeooo:rsid="00221f51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<text:span text:style-name="T1">Attività</text:span></text:p>
        </text:list-item>
        <text:list-item>
          <text:p text:style-name="P4"><text:span text:style-name="T1">Catalogo</text:span></text:p>
        </text:list-item>
        <text:list-item>
          <text:p text:style-name="P4"><text:span text:style-name="T1">Classe Virtuale</text:span></text:p>
        </text:list-item>
        <text:list-item>
          <text:p text:style-name="P5">Docente</text:p>
        </text:list-item>
        <text:list-item>
          <text:p text:style-name="P5">Studente</text:p>
        </text:list-item>
        <text:list-item>
          <text:p text:style-name="P5">Videogioco</text:p>
        </text:list-item>
        <text:list-item>
          <text:p text:style-name="P5">Classe</text:p>
        </text:list-item>
        <text:list-item>
          <text:p text:style-name="P5">Materia</text:p>
        </text:list-item>
      </text:list>
      <text:p text:style-name="P2"/>
      <text:p text:style-name="P3">Attributi entità:</text:p>
      <text:list text:style-name="L2">
        <text:list-item>
          <text:p text:style-name="P6"><text:span text:style-name="T1">Attività</text:span>: <text:span text:style-name="T1">Monete</text:span>, <text:span text:style-name="T1">Punteggio</text:span>, <text:span text:style-name="T1">Nome, </text:span>ID (PK)</text:p>
        </text:list-item>
        <text:list-item>
          <text:p text:style-name="P6"><text:span text:style-name="T1">Catalogo</text:span>: <text:span text:style-name="T1">Nome</text:span>, ID (PK)</text:p>
        </text:list-item>
        <text:list-item>
          <text:p text:style-name="P6"><text:span text:style-name="T1">Classe Virtuale</text:span>: <text:span text:style-name="T1">Codice (PK)</text:span></text:p>
        </text:list-item>
        <text:list-item>
          <text:p text:style-name="P7">Docente: Nome, Cognome, Username, Password, ID (PK)</text:p>
        </text:list-item>
        <text:list-item>
          <text:p text:style-name="P7">Studente: Nome, Cognome, Data, Matricola (PK)</text:p>
        </text:list-item>
        <text:list-item>
          <text:p text:style-name="P7">Videogioco: Titolo, Descrizione_Breve, Descrizione, img1, img2, img3, ID (PK)</text:p>
        </text:list-item>
        <text:list-item>
          <text:p text:style-name="P7">Classe: Nome, ID (PK)</text:p>
        </text:list-item>
        <text:list-item>
          <text:p text:style-name="P7">Materia: Nome, ID (PK)</text:p>
        </text:list-item>
      </text:list>
      <text:p text:style-name="P2"/>
      <text:p text:style-name="P3">Associazioni indivuate:</text:p>
      <text:list text:style-name="L3">
        <text:list-item>
          <text:p text:style-name="P8">Docente-Classe Virtuale: Creare</text:p>
        </text:list-item>
        <text:list-item>
          <text:p text:style-name="P8">Catalogo-Videogioco: Appartenere</text:p>
        </text:list-item>
        <text:list-item>
          <text:p text:style-name="P8">Videogioco-Attivita: Contenere</text:p>
        </text:list-item>
        <text:list-item>
          <text:p text:style-name="P8">Studente-Attivita: Fare</text:p>
        </text:list-item>
        <text:list-item>
          <text:p text:style-name="P9">Classe-Classe Virtuale: Appartenere</text:p>
        </text:list-item>
        <text:list-item>
          <text:p text:style-name="P9">Materia-Classe Virtuale: Appartenere</text:p>
        </text:list-item>
        <text:list-item>
          <text:p text:style-name="P9">Classe Virtuale-Videogioco: Includere</text:p>
        </text:list-item>
        <text:list-item>
          <text:p text:style-name="P9">Studente-Classe Virtuale: Iscrivere</text:p>
        </text:list-item>
      </text:list>
      <text:p text:style-name="P10"/>
      <text:p text:style-name="P11"><text:span text:style-name="T2"/></text:p>
      <text:p text:style-name="P11"><text:span text:style-name="T2">Associazione </text:span><text:span text:style-name="T3">Creare</text:span><text:span text:style-name="T2"> tra Docente-Classe Virtuale:</text:span></text:p>
      <text:p text:style-name="P12"/>
      <text:p text:style-name="P13">Un Docente può creare una o più Classe Virtuale</text:p>
      <text:p text:style-name="P13">Una Classe Virtuale deve essere creata da un Docente</text:p>
      <text:p text:style-name="P1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Docente</text:p>
          </table:table-cell>
          <table:table-cell table:style-name="Table1.A1" office:value-type="string">
            <text:p text:style-name="P14">Classe <text:span text:style-name="T4">Virtuale</text:span></text:p>
          </table:table-cell>
        </table:table-row>
        <table:table-row>
          <table:table-cell table:style-name="Table1.A1" office:value-type="string">
            <text:p text:style-name="P15">1 </text:p>
          </table:table-cell>
          <table:table-cell table:style-name="Table1.A1" office:value-type="string">
            <text:p text:style-name="P15">0..N</text:p>
          </table:table-cell>
        </table:table-row>
        <table:table-row>
          <table:table-cell table:style-name="Table1.A1" office:value-type="string">
            <text:p text:style-name="P15">1..1</text:p>
          </table:table-cell>
          <table:table-cell table:style-name="Table1.A1" office:value-type="string">
            <text:p text:style-name="P15">1</text:p>
          </table:table-cell>
        </table:table-row>
        <table:table-row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N</text:p>
          </table:table-cell>
        </table:table-row>
      </table:table>
      <text:p text:style-name="P13"/>
      <text:p text:style-name="P16">L’associazione <text:span text:style-name="T5">Creare</text:span> tra Docente-Classe Virtuale è di tipo 1:N.</text:p>
      <text:p text:style-name="P17"/>
      <text:p text:style-name="P17"/>
      <text:p text:style-name="P17"/>
      <text:p text:style-name="P17"/>
      <text:p text:style-name="P17"><text:soft-page-break/></text:p>
      <text:p text:style-name="P12">Associazione <text:span text:style-name="T5">Appartenere</text:span> tra Catalogo-Videogioco:</text:p>
      <text:p text:style-name="P12"/>
      <text:p text:style-name="P13">Un Catalogo può appartenere uno o più Videogioco.</text:p>
      <text:p text:style-name="P13">Un Videogioco deve appartenere a un Catalogo.</text:p>
      <text:p text:style-name="P1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Catalogo</text:p>
          </table:table-cell>
          <table:table-cell table:style-name="Table2.A1" office:value-type="string">
            <text:p text:style-name="P14">Videogioco</text:p>
          </table:table-cell>
        </table:table-row>
        <table:table-row>
          <table:table-cell table:style-name="Table2.A1" office:value-type="string">
            <text:p text:style-name="P15">1 </text:p>
          </table:table-cell>
          <table:table-cell table:style-name="Table2.A1" office:value-type="string">
            <text:p text:style-name="P15">0..N</text:p>
          </table:table-cell>
        </table:table-row>
        <table:table-row>
          <table:table-cell table:style-name="Table2.A1" office:value-type="string">
            <text:p text:style-name="P15">1..1</text:p>
          </table:table-cell>
          <table:table-cell table:style-name="Table2.A1" office:value-type="string">
            <text:p text:style-name="P15">1</text:p>
          </table:table-cell>
        </table:table-row>
        <table:table-row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N</text:p>
          </table:table-cell>
        </table:table-row>
      </table:table>
      <text:p text:style-name="P13"/>
      <text:p text:style-name="P16">L’associazione <text:span text:style-name="T5">Appartenere</text:span> tra Catalogo-Videogioco è di tipo 1:N.</text:p>
      <text:p text:style-name="P17"/>
      <text:p text:style-name="P12">Associazione <text:span text:style-name="T5">Contenere</text:span> tra Videogioco-Attivita:</text:p>
      <text:p text:style-name="P12"/>
      <text:p text:style-name="P13">Un Videogioco può contenere una o più Attivita</text:p>
      <text:p text:style-name="P13">Un <text:span text:style-name="T6">Attivita</text:span> deve essere <text:span text:style-name="T6">contenuta</text:span> <text:span text:style-name="T6">in un Videogioco</text:span></text:p>
      <text:p text:style-name="P13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8">Videogioco</text:p>
          </table:table-cell>
          <table:table-cell table:style-name="Table3.A1" office:value-type="string">
            <text:p text:style-name="P18">Attivita</text:p>
          </table:table-cell>
        </table:table-row>
        <table:table-row>
          <table:table-cell table:style-name="Table3.A1" office:value-type="string">
            <text:p text:style-name="P15">1 </text:p>
          </table:table-cell>
          <table:table-cell table:style-name="Table3.A1" office:value-type="string">
            <text:p text:style-name="P15">0..N</text:p>
          </table:table-cell>
        </table:table-row>
        <table:table-row>
          <table:table-cell table:style-name="Table3.A1" office:value-type="string">
            <text:p text:style-name="P15">1..1</text:p>
          </table:table-cell>
          <table:table-cell table:style-name="Table3.A1" office:value-type="string">
            <text:p text:style-name="P15">1</text:p>
          </table:table-cell>
        </table:table-row>
        <table:table-row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5">N</text:p>
          </table:table-cell>
        </table:table-row>
      </table:table>
      <text:p text:style-name="P13"/>
      <text:p text:style-name="P16">L’associazione <text:span text:style-name="T5">C</text:span><text:span text:style-name="T7">ontenere</text:span> tra <text:span text:style-name="T6">Videogioco-Attivita</text:span> è di tipo 1:N.</text:p>
      <text:p text:style-name="P16"/>
      <text:p text:style-name="P19">Associazione <text:span text:style-name="T7">Fare</text:span> tra <text:span text:style-name="T6">Studente</text:span>-<text:span text:style-name="T6">Attivita</text:span>:</text:p>
      <text:p text:style-name="P19"/>
      <text:p text:style-name="P20">Un<text:span text:style-name="T6">o Studente</text:span> può <text:span text:style-name="T6">fare</text:span> una o più <text:span text:style-name="T6">Attività</text:span></text:p>
      <text:p text:style-name="P20">Un <text:span text:style-name="T6">Attivita</text:span> deve essere <text:span text:style-name="T6">fatta</text:span> da un<text:span text:style-name="T6">o o più Studenti</text:span></text:p>
      <text:p text:style-name="P20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8">Studente</text:p>
          </table:table-cell>
          <table:table-cell table:style-name="Table4.A1" office:value-type="string">
            <text:p text:style-name="P18">Attivita</text:p>
          </table:table-cell>
        </table:table-row>
        <table:table-row>
          <table:table-cell table:style-name="Table4.A1" office:value-type="string">
            <text:p text:style-name="P21">1 </text:p>
          </table:table-cell>
          <table:table-cell table:style-name="Table4.A1" office:value-type="string">
            <text:p text:style-name="P21">0..N</text:p>
          </table:table-cell>
        </table:table-row>
        <table:table-row>
          <table:table-cell table:style-name="Table4.A1" office:value-type="string">
            <text:p text:style-name="P21">1..<text:span text:style-name="T6">N</text:span></text:p>
          </table:table-cell>
          <table:table-cell table:style-name="Table4.A1" office:value-type="string">
            <text:p text:style-name="P21">1</text:p>
          </table:table-cell>
        </table:table-row>
        <table:table-row>
          <table:table-cell table:style-name="Table4.A1" office:value-type="string">
            <text:p text:style-name="P22">N</text:p>
          </table:table-cell>
          <table:table-cell table:style-name="Table4.A1" office:value-type="string">
            <text:p text:style-name="P21">N</text:p>
          </table:table-cell>
        </table:table-row>
      </table:table>
      <text:p text:style-name="P20"/>
      <text:p text:style-name="P23">L’associazione <text:span text:style-name="T6">Fare</text:span> tra <text:span text:style-name="T6">Studente-Attivita </text:span>è di tipo <text:span text:style-name="T6">N</text:span>:N, <text:span text:style-name="T6">con attributi:</text:span></text:p>
      <text:list text:style-name="L4">
        <text:list-item>
          <text:p text:style-name="P24"><text:span text:style-name="T8">Punteggio</text:span></text:p>
        </text:list-item>
      </text:list>
      <text:p text:style-name="P25"><text:span text:style-name="T8"/></text:p>
      <text:p text:style-name="P19">Associazione <text:span text:style-name="T7">Appartenere</text:span> tra <text:span text:style-name="T6">Classe</text:span>-Classe Virtuale:</text:p>
      <text:p text:style-name="P19"/>
      <text:p text:style-name="P20">Un<text:span text:style-name="T6">a Classe</text:span> può <text:span text:style-name="T6">appartenere ad</text:span> una o più Classe Virtuale.</text:p>
      <text:p text:style-name="P20"><text:span text:style-name="T6">Ad u</text:span>na Classe Virtuale deve <text:span text:style-name="T6">appartenere ad una Classe</text:span>.</text:p>
      <text:p text:style-name="P20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8">Classe</text:p>
          </table:table-cell>
          <table:table-cell table:style-name="Table5.A1" office:value-type="string">
            <text:p text:style-name="P26">Classe <text:span text:style-name="T6">Virtuale</text:span></text:p>
          </table:table-cell>
        </table:table-row>
        <table:table-row>
          <table:table-cell table:style-name="Table5.A1" office:value-type="string">
            <text:p text:style-name="P21">1 </text:p>
          </table:table-cell>
          <table:table-cell table:style-name="Table5.A1" office:value-type="string">
            <text:p text:style-name="P21">0..N</text:p>
          </table:table-cell>
        </table:table-row>
        <table:table-row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1">1</text:p>
          </table:table-cell>
        </table:table-row>
        <table:table-row>
          <table:table-cell table:style-name="Table5.A1" office:value-type="string">
            <text:p text:style-name="P21">1</text:p>
          </table:table-cell>
          <table:table-cell table:style-name="Table5.A1" office:value-type="string">
            <text:p text:style-name="P21">N</text:p>
          </table:table-cell>
        </table:table-row>
      </table:table>
      <text:p text:style-name="P20"/>
      <text:p text:style-name="P23"><text:span text:style-name="T8">L’associazione </text:span><text:span text:style-name="T7">Appartenere</text:span><text:span text:style-name="T8"> tra </text:span><text:span text:style-name="T6">Classe</text:span><text:span text:style-name="T8">-Classe Virtuale è di tipo </text:span><text:span text:style-name="T6">1</text:span><text:span text:style-name="T8">:N.</text:span></text:p>
      <text:p text:style-name="P27"><text:soft-page-break/><text:span text:style-name="T9">Associazione </text:span><text:span text:style-name="T10">Appartenere</text:span><text:span text:style-name="T9"> tra </text:span><text:span text:style-name="T11">Materia</text:span><text:span text:style-name="T9">-Classe Virtuale:</text:span></text:p>
      <text:p text:style-name="P19"/>
      <text:p text:style-name="P20">Un<text:span text:style-name="T6">a Materia</text:span> può <text:span text:style-name="T6">appartenere ad</text:span> una o più Classe Virtuale.</text:p>
      <text:p text:style-name="P20"><text:span text:style-name="T6">Ad u</text:span>na Classe Virtuale deve <text:span text:style-name="T6">appartenere</text:span> un<text:span text:style-name="T6">a</text:span> <text:span text:style-name="T6">Materia.</text:span></text:p>
      <text:p text:style-name="P20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8">Materia</text:p>
          </table:table-cell>
          <table:table-cell table:style-name="Table6.A1" office:value-type="string">
            <text:p text:style-name="P26">Classe <text:span text:style-name="T6">Virtuale</text:span></text:p>
          </table:table-cell>
        </table:table-row>
        <table:table-row>
          <table:table-cell table:style-name="Table6.A1" office:value-type="string">
            <text:p text:style-name="P21">1 </text:p>
          </table:table-cell>
          <table:table-cell table:style-name="Table6.A1" office:value-type="string">
            <text:p text:style-name="P21">0..N</text:p>
          </table:table-cell>
        </table:table-row>
        <table:table-row>
          <table:table-cell table:style-name="Table6.A1" office:value-type="string">
            <text:p text:style-name="P21">1..1</text:p>
          </table:table-cell>
          <table:table-cell table:style-name="Table6.A1" office:value-type="string">
            <text:p text:style-name="P21">1</text:p>
          </table:table-cell>
        </table:table-row>
        <table:table-row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21">N</text:p>
          </table:table-cell>
        </table:table-row>
      </table:table>
      <text:p text:style-name="P20"/>
      <text:p text:style-name="P23">L’associazione <text:span text:style-name="T7">Appartenere</text:span> tra <text:span text:style-name="T6">Materia</text:span>-Classe Virtuale è di tipo 1:N.</text:p>
      <text:p text:style-name="P28"/>
      <text:p text:style-name="P19">Associazione<text:span text:style-name="T5"> </text:span><text:span text:style-name="T12">Includer</text:span><text:span text:style-name="T4">e</text:span> tra Classe Virtuale-<text:span text:style-name="T4">Videogioco</text:span>:</text:p>
      <text:p text:style-name="P19"/>
      <text:p text:style-name="P20">Un<text:span text:style-name="T4">a</text:span> <text:span text:style-name="T4">Classe Virtuale</text:span> può <text:span text:style-name="T4">includere</text:span> un<text:span text:style-name="T4">o</text:span> o più <text:span text:style-name="T4">Videogioco.</text:span></text:p>
      <text:p text:style-name="P20">Un <text:span text:style-name="T4">Videogioco</text:span> deve <text:span text:style-name="T4">es</text:span>sere <text:span text:style-name="T4">incluso</text:span> <text:span text:style-name="T4">in una o più Classe Virtuale.</text:span></text:p>
      <text:p text:style-name="P20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9">Classe Virtuale</text:p>
          </table:table-cell>
          <table:table-cell table:style-name="Table7.A1" office:value-type="string">
            <text:p text:style-name="P29">Videogioco</text:p>
          </table:table-cell>
        </table:table-row>
        <table:table-row>
          <table:table-cell table:style-name="Table7.A1" office:value-type="string">
            <text:p text:style-name="P21">1 </text:p>
          </table:table-cell>
          <table:table-cell table:style-name="Table7.A1" office:value-type="string">
            <text:p text:style-name="P21">0..N</text:p>
          </table:table-cell>
        </table:table-row>
        <table:table-row>
          <table:table-cell table:style-name="Table7.A1" office:value-type="string">
            <text:p text:style-name="P21">1..<text:span text:style-name="T4">N</text:span></text:p>
          </table:table-cell>
          <table:table-cell table:style-name="Table7.A1" office:value-type="string">
            <text:p text:style-name="P21">1</text:p>
          </table:table-cell>
        </table:table-row>
        <table:table-row>
          <table:table-cell table:style-name="Table7.A1" office:value-type="string">
            <text:p text:style-name="P30">N</text:p>
          </table:table-cell>
          <table:table-cell table:style-name="Table7.A1" office:value-type="string">
            <text:p text:style-name="P21">N</text:p>
          </table:table-cell>
        </table:table-row>
      </table:table>
      <text:p text:style-name="P20"/>
      <text:p text:style-name="P23">L’associazione <text:span text:style-name="T12">Includere</text:span> tra Classe Virtuale-<text:span text:style-name="T4">Videogioco</text:span> è di tipo <text:span text:style-name="T4">N</text:span>:N.</text:p>
      <text:p text:style-name="P28"/>
      <text:p text:style-name="P31">Associazione <text:span text:style-name="T12">Iscrivere</text:span> tra <text:span text:style-name="T4">Studente</text:span>-Classe Virtuale:</text:p>
      <text:p text:style-name="P31"/>
      <text:p text:style-name="P32">Un<text:span text:style-name="T4">o</text:span> <text:span text:style-name="T4">Studente</text:span> può <text:span text:style-name="T4">iscriversi</text:span> <text:span text:style-name="T4">in </text:span>una o più Classe Virtuale.</text:p>
      <text:p text:style-name="P32"><text:span text:style-name="T4">In u</text:span>na Classe Virtuale de<text:span text:style-name="T4">vono iscriversi</text:span> <text:span text:style-name="T4">uno o più Studenti.</text:span></text:p>
      <text:p text:style-name="P3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3">Studente</text:p>
          </table:table-cell>
          <table:table-cell table:style-name="Table8.A1" office:value-type="string">
            <text:p text:style-name="P34">Classe <text:span text:style-name="T4">Virtuale</text:span></text:p>
          </table:table-cell>
        </table:table-row>
        <table:table-row>
          <table:table-cell table:style-name="Table8.A1" office:value-type="string">
            <text:p text:style-name="P35">1 </text:p>
          </table:table-cell>
          <table:table-cell table:style-name="Table8.A1" office:value-type="string">
            <text:p text:style-name="P35">0..N</text:p>
          </table:table-cell>
        </table:table-row>
        <table:table-row>
          <table:table-cell table:style-name="Table8.A1" office:value-type="string">
            <text:p text:style-name="P35">1..<text:span text:style-name="T4">N</text:span></text:p>
          </table:table-cell>
          <table:table-cell table:style-name="Table8.A1" office:value-type="string">
            <text:p text:style-name="P35">1</text:p>
          </table:table-cell>
        </table:table-row>
        <table:table-row>
          <table:table-cell table:style-name="Table8.A1" office:value-type="string">
            <text:p text:style-name="P36">N</text:p>
          </table:table-cell>
          <table:table-cell table:style-name="Table8.A1" office:value-type="string">
            <text:p text:style-name="P35">N</text:p>
          </table:table-cell>
        </table:table-row>
      </table:table>
      <text:p text:style-name="P31"/>
      <text:p text:style-name="P37">L’associazione <text:span text:style-name="T12">Iscrivere</text:span> tra <text:span text:style-name="T4">Studente</text:span>-Classe Virtuale è di tipo <text:span text:style-name="T4">N</text:span>:N, <text:span text:style-name="T4">con attributi:</text:span></text:p>
      <text:list text:style-name="L5">
        <text:list-item>
          <text:list>
            <text:list-item>
              <text:p text:style-name="P38">DataInvito</text:p>
            </text:list-item>
            <text:list-item>
              <text:p text:style-name="P39">Stato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4-24T16:44:09.417703919</dc:date>
    <meta:editing-duration>PT1H4M21S</meta:editing-duration>
    <meta:editing-cycles>2</meta:editing-cycles>
    <meta:generator>LibreOffice/24.8.4.2$Linux_X86_64 LibreOffice_project/bb3cfa12c7b1bf994ecc5649a80400d06cd71002</meta:generator>
    <meta:document-statistic meta:table-count="8" meta:image-count="0" meta:object-count="0" meta:page-count="3" meta:paragraph-count="127" meta:word-count="435" meta:character-count="2850" meta:non-whitespace-character-count="2561"/>
  </office:meta>
</office:document-meta>
</file>